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e80" officeooo:paragraph-rsid="000dfe80"/>
    </style:style>
    <style:style style:name="P2" style:family="paragraph" style:parent-style-name="Standard">
      <style:text-properties officeooo:rsid="000e3041" officeooo:paragraph-rsid="000e3041"/>
    </style:style>
    <style:style style:name="P3" style:family="paragraph" style:parent-style-name="Standard">
      <style:text-properties fo:color="#2a6099" officeooo:rsid="000e3041" officeooo:paragraph-rsid="000e3041"/>
    </style:style>
    <style:style style:name="P4" style:family="paragraph" style:parent-style-name="Standard">
      <style:text-properties officeooo:rsid="00100c97" officeooo:paragraph-rsid="00100c97"/>
    </style:style>
    <style:style style:name="P5" style:family="paragraph" style:parent-style-name="Standard">
      <style:text-properties officeooo:paragraph-rsid="00100c97"/>
    </style:style>
    <style:style style:name="P6" style:family="paragraph" style:parent-style-name="Standard">
      <style:text-properties officeooo:rsid="00119168" officeooo:paragraph-rsid="00119168"/>
    </style:style>
    <style:style style:name="P7" style:family="paragraph" style:parent-style-name="Standard">
      <style:text-properties officeooo:paragraph-rsid="0014c3e1"/>
    </style:style>
    <style:style style:name="P8" style:family="paragraph" style:parent-style-name="Standard">
      <style:text-properties fo:color="#000000" officeooo:rsid="00174e69" officeooo:paragraph-rsid="00174e69"/>
    </style:style>
    <style:style style:name="P9" style:family="paragraph" style:parent-style-name="Standard">
      <style:text-properties fo:color="#000000" officeooo:rsid="001a7159" officeooo:paragraph-rsid="001a7159"/>
    </style:style>
    <style:style style:name="P10" style:family="paragraph" style:parent-style-name="Standard">
      <style:text-properties fo:color="#000000" officeooo:paragraph-rsid="001a7159"/>
    </style:style>
    <style:style style:name="P11" style:family="paragraph" style:parent-style-name="Standard">
      <style:text-properties fo:color="#000000" officeooo:rsid="001c5c41" officeooo:paragraph-rsid="001c5c41"/>
    </style:style>
    <style:style style:name="P12" style:family="paragraph" style:parent-style-name="Standard">
      <style:text-properties fo:color="#000000" officeooo:rsid="001cbd33" officeooo:paragraph-rsid="001cbd33"/>
    </style:style>
    <style:style style:name="P13" style:family="paragraph" style:parent-style-name="Standard">
      <style:text-properties fo:color="#000000" officeooo:rsid="00228117" officeooo:paragraph-rsid="00228117"/>
    </style:style>
    <style:style style:name="P14" style:family="paragraph" style:parent-style-name="Standard">
      <style:text-properties fo:color="#808080" style:font-name="Droid Sans Mono" fo:font-size="10.5pt" fo:font-weight="normal" officeooo:rsid="00119168" officeooo:paragraph-rsid="00119168" fo:background-color="#1e1e1e"/>
    </style:style>
    <style:style style:name="P15" style:family="paragraph" style:parent-style-name="Standard">
      <style:text-properties fo:color="#ff0000" officeooo:rsid="00119168" officeooo:paragraph-rsid="00228117"/>
    </style:style>
    <style:style style:name="P16" style:family="paragraph" style:parent-style-name="Standard">
      <style:text-properties fo:color="#ff0000" officeooo:rsid="00228117" officeooo:paragraph-rsid="00228117"/>
    </style:style>
    <style:style style:name="T1" style:family="text">
      <style:text-properties fo:color="#2a6099"/>
    </style:style>
    <style:style style:name="T2" style:family="text">
      <style:text-properties fo:color="#729fcf"/>
    </style:style>
    <style:style style:name="T3" style:family="text">
      <style:text-properties fo:color="#ff0000"/>
    </style:style>
    <style:style style:name="T4" style:family="text">
      <style:text-properties fo:color="#800080"/>
    </style:style>
    <style:style style:name="T5" style:family="text">
      <style:text-properties fo:color="#800080" officeooo:rsid="00100c97"/>
    </style:style>
    <style:style style:name="T6" style:family="text">
      <style:text-properties fo:color="#800080" officeooo:rsid="00228117"/>
    </style:style>
    <style:style style:name="T7" style:family="text">
      <style:text-properties fo:color="#e16173"/>
    </style:style>
    <style:style style:name="T8" style:family="text">
      <style:text-properties fo:color="#e16173" officeooo:rsid="00100c97"/>
    </style:style>
    <style:style style:name="T9" style:family="text">
      <style:text-properties officeooo:rsid="00100c97"/>
    </style:style>
    <style:style style:name="T10" style:family="text">
      <style:text-properties officeooo:rsid="00119168"/>
    </style:style>
    <style:style style:name="T11" style:family="text">
      <style:text-properties officeooo:rsid="001a7159"/>
    </style:style>
    <style:style style:name="T12" style:family="text">
      <style:text-properties fo:color="#6a9955" style:font-name="Droid Sans Mono" fo:font-size="10.5pt" fo:font-weight="normal" fo:background-color="#1e1e1e" loext:char-shading-value="0"/>
    </style:style>
    <style:style style:name="T13" style:family="text">
      <style:text-properties fo:color="#000000" officeooo:rsid="002281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= Linguagem de marcação de texto. NÃO de programação.</text:p>
      <text:p text:style-name="P1">HTML = estrutura. Possui tags que vão representar o que você quer dizer</text:p>
      <text:p text:style-name="P1">CSS= Como a interface será apresentada.</text:p>
      <text:p text:style-name="P1"/>
      <text:p text:style-name="P2">TAGS: </text:p>
      <text:p text:style-name="P2"/>
      <text:p text:style-name="P2">Pode ter fechamento ou não. </text:p>
      <text:p text:style-name="P2"><text:line-break/>EX:</text:p>
      <text:p text:style-name="P2">&lt;<text:span text:style-name="T1">nomeTag</text:span> <text:span text:style-name="T2">atributo</text:span> = <text:span text:style-name="T3">“valor”</text:span>&gt;</text:p>
      <text:p text:style-name="P2">conteúdo da tag</text:p>
      <text:p text:style-name="P3">&lt;/nomeTag&gt;</text:p>
      <text:p text:style-name="P2"/>
      <text:p text:style-name="P2">&lt;<text:span text:style-name="T1">p</text:span> <text:span text:style-name="T2">id</text:span> = <text:span text:style-name="T3">“texto”</text:span>&gt;</text:p>
      <text:p text:style-name="P2">Olá mundo</text:p>
      <text:p text:style-name="P2">&lt;/<text:span text:style-name="T1">p</text:span>&gt;</text:p>
      <text:p text:style-name="P2"/>
      <text:p text:style-name="P2"/>
      <text:p text:style-name="P2"/>
      <text:p text:style-name="P2">TIPOS DE TAGS:</text:p>
      <text:p text:style-name="P2"/>
      <text:p text:style-name="P2"><text:span text:style-name="T4">&lt;!DOCTYPE html&gt; </text:span>: Não possui fechamento, é para falar que é um html</text:p>
      <text:p text:style-name="P2"/>
      <text:p text:style-name="P2"><text:span text:style-name="T4">&lt;html lang = “pt-br”&gt;</text:span> <text:s/>raiz, tem informação da linguagem que a página está rodando<text:line-break/><text:span text:style-name="T4">&lt;/html&gt;</text:span> <text:s/>fechamento.</text:p>
      <text:p text:style-name="P2"/>
      <text:p text:style-name="P2"><text:span text:style-name="T4">&lt;head&gt;</text:span>:Possui as configurações da página. Por exemplom qual o conjunto de caracteres que usará na página.</text:p>
      <text:p text:style-name="P2"><text:span text:style-name="T7">&lt;meta charset = “UTF-8”&gt;</text:span> <text:s/>Tipo de characters utilizado</text:p>
      <text:p text:style-name="P2"><text:span text:style-name="T7">&lt;title&gt;</text:span>Aprendendo html <text:span text:style-name="T7">&lt;/title&gt;</text:span></text:p>
      <text:p text:style-name="P2"><text:span text:style-name="T4">&lt;/head&gt;</text:span> fechamento</text:p>
      <text:p text:style-name="P2"/>
      <text:p text:style-name="P2"><text:span text:style-name="T4">&lt;body&gt;</text:span> O que vai realmente aparecer na página.</text:p>
      <text:p text:style-name="P2"><text:span text:style-name="T7">&lt;h1&gt;</text:span> <text:s/>Maior título da página <text:span text:style-name="T7">&lt;/h1&gt;</text:span></text:p>
      <text:p text:style-name="P2"><text:span text:style-name="T7">&lt;h2&gt;</text:span> <text:s/>Subtitulo da Página <text:span text:style-name="T8">&lt;/h2&gt;</text:span></text:p>
      <text:p text:style-name="P2"><text:span text:style-name="T7">&lt;h6&gt;</text:span> Heading 6, vai até 6 apenas. <text:span text:style-name="T7">&lt;/h6&gt;</text:span></text:p>
      <text:p text:style-name="P2"><text:span text:style-name="T7">&lt;p&gt;</text:span> parágrafo que aparece na página<text:span text:style-name="T7">&lt;/p&gt;</text:span></text:p>
      <text:p text:style-name="P2"><text:span text:style-name="T4">&lt;/body&gt;</text:span>: Fechamento</text:p>
      <text:p text:style-name="P2"/>
      <text:p text:style-name="P4"><text:span text:style-name="T4">&lt;br&gt;</text:span> Quebra de linha do texto (por exemplo de um parágrafo). Não tem fechamento.</text:p>
      <text:p text:style-name="P4"><text:span text:style-name="T4">&lt;strong&gt;</text:span> dá ênfase ao texto (negrito) <text:span text:style-name="T4">&lt;/strong&gt;</text:span></text:p>
      <text:p text:style-name="P4"><text:span text:style-name="T4">&lt;em&gt;</text:span> deixa em italico <text:span text:style-name="T4">&lt;/em&gt;</text:span></text:p>
      <text:p text:style-name="P4"/>
      <text:p text:style-name="P4"><text:span text:style-name="T4">&lt;ul&gt;</text:span> : estrutura da lista (unordered list) <text:line-break/><text:span text:style-name="T7">&lt;li&gt;</text:span> Item 1 da lista <text:span text:style-name="T7">&lt;/li&gt;</text:span></text:p>
      <text:p text:style-name="P4"><text:span text:style-name="T7">&lt;li&gt; </text:span>Item 2 da lista <text:span text:style-name="T7">&lt;/li&gt;</text:span><text:line-break/><text:span text:style-name="T4">&lt;\ul&gt;</text:span> : fechamento</text:p>
      <text:p text:style-name="P4"/>
      <text:p text:style-name="P5"><text:span text:style-name="T5">&lt;ol&gt;</text:span><text:span text:style-name="T9"> : estrutura da lista com números (ordered list) <text:line-break/></text:span><text:span text:style-name="T8">&lt;li&gt; </text:span><text:span text:style-name="T9">Item 1 da lista </text:span><text:span text:style-name="T8">&lt;/li&gt;</text:span></text:p>
      <text:p text:style-name="P4"><text:span text:style-name="T7">&lt;li&gt; </text:span>Item 2 da lista <text:span text:style-name="T7">&lt;/li&gt;</text:span><text:line-break/><text:span text:style-name="T4">&lt;\ol&gt;</text:span> : fechamento</text:p>
      <text:p text:style-name="P4"><text:soft-page-break/></text:p>
      <text:p text:style-name="P4"><text:span text:style-name="T4">&lt;img src “caminho da imagem” &gt;</text:span> : Coloca uma imagem</text:p>
      <text:p text:style-name="P4"><text:span text:style-name="T4">&lt;img src “caminho da imagem” width = “largura da imagem”&gt;</text:span> : coloca uma imagem <text:s/>com largura. EX: <text:span text:style-name="T3">&lt;img src “caminho da imagem” width = “300px”&gt;</text:span> : Põe uma imagem com 300 pixels de largura. <text:s/></text:p>
      <text:p text:style-name="P5"><text:span text:style-name="T4">&lt;img src “caminho da imagem” </text:span><text:span text:style-name="T5">alt</text:span><text:span text:style-name="T4"> = “</text:span><text:span text:style-name="T5">descrição da imagem</text:span><text:span text:style-name="T4">”&gt;</text:span> : <text:span text:style-name="T9">Poe uma imagem com descrição (se ela não carregar ou para leitor para pessoas cegas).</text:span></text:p>
      <text:p text:style-name="P5"/>
      <text:p text:style-name="P6"><text:span text:style-name="T4">&lt;a&gt;</text:span> coloca um link <text:span text:style-name="T4">&lt;/a&gt;</text:span></text:p>
      <text:p text:style-name="P6"><text:span text:style-name="T4">&lt;a href = “link” target=”como vai abrir”&gt;</text:span> texto desejado para hiperlink <text:span text:style-name="T4">&lt;/a&gt;</text:span> . </text:p>
      <text:p text:style-name="P7"><text:span text:style-name="T10">EX: </text:span><text:span text:style-name="T3">&lt;a href="www.ahnegao.com.br" target="_blank"&gt; curriculo &lt;/a&gt;</text:span></text:p>
      <text:p text:style-name="P14"/>
      <text:p text:style-name="P15"><text:span text:style-name="T4">&lt;a href = “</text:span><text:span text:style-name="T6">#id</text:span><text:span text:style-name="T4">”&gt;</text:span> <text:span text:style-name="T13">texto desejado para referencia interna</text:span> <text:span text:style-name="T4">&lt;/a&gt;</text:span> .</text:p>
      <text:p text:style-name="P13">OBS: Para funcionar tem que definir um ID em um parágrafo por exemplo, <text:span text:style-name="T4">&lt;p id=”idParagrafo”&gt;</text:span> <text:s/>texto paragrafo<text:span text:style-name="T4">&lt;/p&gt;</text:span></text:p>
      <text:p text:style-name="P16"/>
      <text:p text:style-name="P16"/>
      <text:p text:style-name="P16"/>
      <text:p text:style-name="P16"/>
      <text:p text:style-name="P8"><text:span text:style-name="T10">O</text:span>BS: Para o Code Visual Studio com live server é necessário fazer um arquivo index.html para ver o site no navegador.</text:p>
      <text:p text:style-name="P8"/>
      <text:p text:style-name="P10"><text:span text:style-name="T11">NO CS: Ctrl + / = Comentario </text:span><text:span text:style-name="T12">&lt;!-- --&gt;</text:span></text:p>
      <text:p text:style-name="P9"/>
      <text:p text:style-name="P12">OBS: Mudar no code para SPACES = 3 para arrumar espaçamento para o padrão do mercado (padrão do vs code é 4).</text:p>
      <text:p text:style-name="P12"/>
      <text:p text:style-name="P11">Emmet abreviation: ! : Vem o html já pronto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4:36:44.047414120</meta:creation-date>
    <dc:date>2021-05-12T18:26:20.015736990</dc:date>
    <meta:editing-duration>PT1H47M2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403" meta:character-count="2311" meta:non-whitespace-character-count="1938"/>
  </office:meta>
</office:document-meta>
</file>